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2d56" officeooo:paragraph-rsid="00132d56"/>
    </style:style>
    <style:style style:name="P2" style:family="paragraph" style:parent-style-name="Standard">
      <style:text-properties fo:font-size="16pt" fo:font-weight="bold" officeooo:rsid="00132d56" officeooo:paragraph-rsid="00132d56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2pt" fo:font-weight="normal" officeooo:rsid="00132d56" officeooo:paragraph-rsid="00132d56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Liberation Mono" fo:font-size="10pt" fo:font-weight="normal" officeooo:rsid="00132d56" officeooo:paragraph-rsid="00132d56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Liberation Serif" fo:font-size="12pt" fo:font-weight="normal" officeooo:rsid="00132d56" officeooo:paragraph-rsid="00132d56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ie o primeiro projeto em Python utilizando Django</text:p>
      <text:p text:style-name="P2"/>
      <text:p text:style-name="P3">Crie uma pasta para armazenar seu projeto</text:p>
      <text:p text:style-name="P3"/>
      <text:p text:style-name="P4">mkdir Projetos</text:p>
      <text:p text:style-name="P4"/>
      <text:p text:style-name="P4"/>
      <text:p text:style-name="P5">Vá até a pasta</text:p>
      <text:p text:style-name="P4"/>
      <text:p text:style-name="P4">cd Projetos</text:p>
      <text:p text:style-name="P4"/>
      <text:p text:style-name="P4"/>
      <text:p text:style-name="P5">Crie o primeiro projeto</text:p>
      <text:p text:style-name="P4"/>
      <text:p text:style-name="P4">django-admin startproject NomedoProjeto</text:p>
      <text:p text:style-name="P4"/>
      <text:p text:style-name="P4"/>
      <text:p text:style-name="P5">Vá até a pasta do projeto</text:p>
      <text:p text:style-name="P5"/>
      <text:p text:style-name="P4">cd NomedoProjeto</text:p>
      <text:p text:style-name="P4"/>
      <text:p text:style-name="P4"/>
      <text:p text:style-name="P5">Execute o seu projeto</text:p>
      <text:p text:style-name="P4"/>
      <text:p text:style-name="P4">python3 manage.py runserver 8080</text:p>
      <text:p text:style-name="P4"/>
      <text:p text:style-name="P4"/>
      <text:p text:style-name="P5">Digite o endereço no navegador e verifique a execução</text:p>
      <text:p text:style-name="P4"/>
      <text:p text:style-name="P4"><text:a xlink:type="simple" xlink:href="http://127.0.0.1:8080/" text:style-name="Internet_20_link" text:visited-style-name="Visited_20_Internet_20_Link">http://127.0.0.1:8080</text:a></text:p>
      <text:p text:style-name="P4"/>
      <text:p text:style-name="P1"/>
      <text:p text:style-name="P1">Caso esteja correto, aparecerá uma página padrão do Djang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1:17:55.220700466</meta:creation-date>
    <meta:generator>LibreOffice/7.3.7.2$Linux_X86_64 LibreOffice_project/30$Build-2</meta:generator>
    <dc:date>2024-02-27T21:40:29.736731128</dc:date>
    <meta:editing-duration>PT12M4S</meta:editing-duration>
    <meta:editing-cycles>1</meta:editing-cycles>
    <meta:document-statistic meta:table-count="0" meta:image-count="0" meta:object-count="0" meta:page-count="1" meta:paragraph-count="14" meta:word-count="65" meta:character-count="419" meta:non-whitespace-character-count="368"/>
  </office:meta>
</office:document-meta>
</file>